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79267" draw:marker-start-width="0.359cm" draw:marker-end-width="0.359cm" draw:fill-color="#dde8cb" draw:textarea-horizontal-align="justify" draw:textarea-vertical-align="middle" draw:auto-grow-height="false" fo:min-height="11.144cm" fo:min-width="8.14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0.425cm" fo:min-width="0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loext:graphic-properties draw:fill="none" draw:fill-color="#ffffff"/>
      <style:text-properties style:font-name="Calibri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style:font-name="Calibri" fo:language="en" fo:country="US"/>
    </style:style>
    <style:style style:name="T2" style:family="text">
      <style:text-properties style:font-name="Calibri" fo:font-size="12pt" fo:language="en" fo:country="US" style:font-size-asian="12pt" style:font-size-complex="12pt"/>
    </style:style>
    <style:style style:name="T3" style:family="text">
      <style:text-properties style:font-name="Calibri" fo:font-size="12pt" fo:language="fr" fo:country="FR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75cm" svg:height="11.5cm" svg:x="6.2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6cm" svg:height="0.89cm" svg:x="9.277cm" svg:y="1.81cm">
          <draw:text-box>
            <text:p><text:span text:style-name="T1">RUNNING</text:span></text:p>
          </draw:text-box>
        </draw:frame>
        <draw:frame draw:style-name="gr3" draw:text-style-name="P4" draw:layer="layout" svg:width="2.183cm" svg:height="0.675cm" svg:x="9.669cm" svg:y="3.91cm">
          <draw:text-box>
            <text:p text:style-name="P3"><text:span text:style-name="T2">N sources</text:span></text:p>
          </draw:text-box>
        </draw:frame>
        <draw:frame draw:style-name="gr3" draw:text-style-name="P4" draw:layer="layout" svg:width="2.001cm" svg:height="0.675cm" svg:x="9.823cm" svg:y="6.6cm">
          <draw:text-box>
            <text:p text:style-name="P3"><text:span text:style-name="T2">N b</text:span><text:span text:style-name="T3">atchs</text:span></text:p>
          </draw:text-box>
        </draw:frame>
        <draw:frame draw:style-name="gr3" draw:text-style-name="P4" draw:layer="layout" svg:width="3.977cm" svg:height="0.675cm" svg:x="8.812cm" svg:y="9.275cm">
          <draw:text-box>
            <text:p text:style-name="P3"><text:span text:style-name="T2">Generating</text:span><text:span text:style-name="T4"> p</text:span><text:span text:style-name="T2">articles</text:span></text:p>
          </draw:text-box>
        </draw:frame>
        <draw:frame draw:style-name="gr3" draw:text-style-name="P4" draw:layer="layout" svg:width="4.744cm" svg:height="0.675cm" svg:x="8.475cm" svg:y="11.925cm">
          <draw:text-box>
            <text:p text:style-name="P3"><text:span text:style-name="T3">Finding closest </text:span><text:span text:style-name="T2">navigator</text:span></text:p>
          </draw:text-box>
        </draw:frame>
        <draw:frame draw:style-name="gr4" draw:text-style-name="P4" draw:layer="layout" svg:width="7.306cm" svg:height="0.675cm" svg:x="7.194cm" svg:y="14.475cm">
          <draw:text-box>
            <text:p text:style-name="P3"><text:span text:style-name="T4">Projecting particles to closest navigator </text:span></text:p>
          </draw:text-box>
        </draw:frame>
        <draw:frame draw:style-name="gr3" draw:text-style-name="P4" draw:layer="layout" svg:width="6.365cm" svg:height="0.675cm" svg:x="7.665cm" svg:y="17.025cm">
          <draw:text-box>
            <text:p text:style-name="P3"><text:span text:style-name="T4">Tracking particles within navigator</text:span></text:p>
          </draw:text-box>
        </draw:frame>
        <draw:frame draw:style-name="gr3" draw:text-style-name="P4" draw:layer="layout" svg:width="3.139cm" svg:height="0.675cm" svg:x="9.278cm" svg:y="19.6cm">
          <draw:text-box>
            <text:p text:style-name="P3"><text:span text:style-name="T4">Particles alive ?</text:span></text:p>
          </draw:text-box>
        </draw:frame>
        <draw:line draw:style-name="gr5" draw:text-style-name="P5" draw:layer="layout" svg:x1="10.847cm" svg:y1="15.324cm" svg:x2="10.847cm" svg:y2="16.824cm">
          <text:p/>
        </draw:line>
        <draw:line draw:style-name="gr5" draw:text-style-name="P5" draw:layer="layout" svg:x1="10.847cm" svg:y1="12.798cm" svg:x2="10.847cm" svg:y2="14.298cm">
          <text:p/>
        </draw:line>
        <draw:line draw:style-name="gr5" draw:text-style-name="P5" draw:layer="layout" svg:x1="10.847cm" svg:y1="17.898cm" svg:x2="10.847cm" svg:y2="19.398cm">
          <text:p/>
        </draw:line>
        <draw:line draw:style-name="gr6" draw:text-style-name="P5" draw:layer="layout" svg:x1="9cm" svg:y1="20cm" svg:x2="6.5cm" svg:y2="20cm">
          <text:p/>
        </draw:line>
        <draw:line draw:style-name="gr6" draw:text-style-name="P5" draw:layer="layout" svg:x1="6.55cm" svg:y1="20.05cm" svg:x2="6.55cm" svg:y2="12.2cm">
          <text:p/>
        </draw:line>
        <draw:line draw:style-name="gr5" draw:text-style-name="P5" draw:layer="layout" svg:x1="6.5cm" svg:y1="12.25cm" svg:x2="8cm" svg:y2="12.25cm">
          <text:p/>
        </draw:line>
        <draw:frame draw:style-name="gr7" draw:text-style-name="P6" draw:layer="layout" svg:width="0.963cm" svg:height="0.65cm" svg:x="10.95cm" svg:y="20.85cm">
          <draw:text-box>
            <text:p><text:span text:style-name="T5">NO</text:span></text:p>
          </draw:text-box>
        </draw:frame>
        <draw:frame draw:style-name="gr2" draw:text-style-name="P6" draw:layer="layout" svg:width="1.002cm" svg:height="0.602cm" svg:x="6.6cm" svg:y="15.7cm">
          <draw:text-box>
            <text:p><text:span text:style-name="T5">YES</text:span></text:p>
          </draw:text-box>
        </draw:frame>
        <draw:line draw:style-name="gr5" draw:text-style-name="P5" draw:layer="layout" svg:x1="10.847cm" svg:y1="10.172cm" svg:x2="10.847cm" svg:y2="11.672cm">
          <text:p/>
        </draw:line>
        <draw:line draw:style-name="gr5" draw:text-style-name="P5" draw:layer="layout" svg:x1="10.847cm" svg:y1="20.472cm" svg:x2="10.847cm" svg:y2="21.972cm">
          <text:p/>
        </draw:line>
        <draw:line draw:style-name="gr5" draw:text-style-name="P5" draw:layer="layout" svg:x1="10.847cm" svg:y1="7.546cm" svg:x2="10.847cm" svg:y2="9.046cm">
          <text:p/>
        </draw:line>
        <draw:frame draw:style-name="gr3" draw:text-style-name="P4" draw:layer="layout" svg:width="2.636cm" svg:height="0.675cm" svg:x="9.524cm" svg:y="22.201cm">
          <draw:text-box>
            <text:p text:style-name="P3"><text:span text:style-name="T2">New b</text:span><text:span text:style-name="T3">atch ?</text:span></text:p>
          </draw:text-box>
        </draw:frame>
        <draw:line draw:style-name="gr5" draw:text-style-name="P5" draw:layer="layout" svg:x1="10.847cm" svg:y1="23.046cm" svg:x2="10.847cm" svg:y2="24.546cm">
          <text:p/>
        </draw:line>
        <draw:frame draw:style-name="gr2" draw:text-style-name="P6" draw:layer="layout" svg:width="0.963cm" svg:height="0.602cm" svg:x="11.251cm" svg:y="23.35cm">
          <draw:text-box>
            <text:p><text:span text:style-name="T5">NO</text:span></text:p>
          </draw:text-box>
        </draw:frame>
        <draw:line draw:style-name="gr5" draw:text-style-name="P5" draw:layer="layout" svg:x1="10.847cm" svg:y1="4.82cm" svg:x2="10.847cm" svg:y2="6.32cm">
          <text:p/>
        </draw:line>
        <draw:line draw:style-name="gr6" draw:text-style-name="P5" draw:layer="layout" svg:x1="15.5cm" svg:y1="22.55cm" svg:x2="15.5cm" svg:y2="6.85cm">
          <text:p/>
        </draw:line>
        <draw:line draw:style-name="gr6" draw:text-style-name="P5" draw:layer="layout" svg:x1="15.55cm" svg:y1="22.5cm" svg:x2="12.5cm" svg:y2="22.5cm">
          <text:p/>
        </draw:line>
        <draw:frame draw:style-name="gr2" draw:text-style-name="P6" draw:layer="layout" svg:width="1.002cm" svg:height="0.602cm" svg:x="15.448cm" svg:y="14.498cm">
          <draw:text-box>
            <text:p><text:span text:style-name="T5">YES</text:span></text:p>
          </draw:text-box>
        </draw:frame>
        <draw:line draw:style-name="gr5" draw:text-style-name="P5" draw:layer="layout" svg:x1="15.55cm" svg:y1="6.9cm" svg:x2="12.2cm" svg:y2="6.9cm">
          <text:p/>
        </draw:line>
        <draw:frame draw:style-name="gr3" draw:text-style-name="P4" draw:layer="layout" svg:width="2.818cm" svg:height="0.675cm" svg:x="9.424cm" svg:y="24.702cm">
          <draw:text-box>
            <text:p text:style-name="P3"><text:span text:style-name="T2">New source </text:span><text:span text:style-name="T3">?</text:span></text:p>
          </draw:text-box>
        </draw:frame>
        <draw:line draw:style-name="gr5" draw:text-style-name="P5" draw:layer="layout" svg:x1="10.833cm" svg:y1="25.52cm" svg:x2="10.833cm" svg:y2="27.02cm">
          <text:p/>
        </draw:line>
        <draw:frame draw:style-name="gr2" draw:text-style-name="P6" draw:layer="layout" svg:width="0.963cm" svg:height="0.602cm" svg:x="11.237cm" svg:y="25.824cm">
          <draw:text-box>
            <text:p><text:span text:style-name="T5">NO</text:span></text:p>
          </draw:text-box>
        </draw:frame>
        <draw:frame draw:style-name="gr3" draw:text-style-name="P4" draw:layer="layout" svg:width="1.387cm" svg:height="0.675cm" svg:x="10.113cm" svg:y="27.15cm">
          <draw:text-box>
            <text:p text:style-name="P7"><text:span text:style-name="T2">STOP</text:span></text:p>
          </draw:text-box>
        </draw:frame>
        <draw:line draw:style-name="gr6" draw:text-style-name="P5" draw:layer="layout" svg:x1="9.15cm" svg:y1="25cm" svg:x2="5.35cm" svg:y2="25cm">
          <text:p/>
        </draw:line>
        <draw:line draw:style-name="gr6" draw:text-style-name="P5" draw:layer="layout" svg:x1="5.4cm" svg:y1="25cm" svg:x2="5.4cm" svg:y2="4.2cm">
          <text:p/>
        </draw:line>
        <draw:line draw:style-name="gr5" draw:text-style-name="P5" draw:layer="layout" svg:x1="5.4cm" svg:y1="4.25cm" svg:x2="9.3cm" svg:y2="4.25cm">
          <text:p/>
        </draw:line>
        <draw:frame draw:style-name="gr2" draw:text-style-name="P6" draw:layer="layout" svg:width="1.002cm" svg:height="0.602cm" svg:x="4.248cm" svg:y="14.25cm">
          <draw:text-box>
            <text:p><text:span text:style-name="T5">Y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2T10:19:34.542000000</meta:creation-date>
    <dc:date>2021-02-22T12:33:50.866000000</dc:date>
    <meta:editing-duration>PT2H3M59S</meta:editing-duration>
    <meta:editing-cycles>15</meta:editing-cycles>
    <meta:generator>LibreOffice/7.0.3.1$Windows_X86_64 LibreOffice_project/d7547858d014d4cf69878db179d326fc3483e082</meta:generator>
    <meta:document-statistic meta:object-count="36"/>
  </office:meta>
</office:document-meta>
</file>